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CC0000373B00002C91F1D319F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margin-left="0.6cm" fo:margin-right="0cm" fo:text-indent="-0.6cm"/>
    </style: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2.225cm" svg:height="17.145cm" svg:x="3.175cm" svg:y="1.905cm">
          <draw:image xlink:href="Pictures/200000CC0000373B00002C91F1D319F1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creation-date>2009-01-26T13:04:59</meta:creation-date>
    <dc:date>2009-04-22T19:25:18</dc:date>
    <dc:language>en-US</dc:language>
    <meta:editing-cycles>8</meta:editing-cycles>
    <meta:editing-duration>PT3M37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